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  <style:style style:name="T7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4">waterpt</text:span> 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ы</text:span> по <text:span text:style-name="T1">давлению</text:span> и <text:span text:style-name="T1">температуре</text:span>. Диапазон: давления от 0.09 до 50 МПа, температуры от 10 до 800°С.</text:p>
            <text:p text:style-name="P3">Запись функции имеет вид:</text:p>
            <text:p text:style-name="P3"><text:span text:style-name="T1">waterp</text:span><text:span text:style-name="T5">t</text:span>(P, <text:span text:style-name="T4">T, </text:span>flag);</text:p>
            <text:p text:style-name="P3">Например, запись</text:p>
            <text:p text:style-name="P3"><text:span text:style-name="T1">v_уд</text:span> = <text:span text:style-name="T1">waterp</text:span><text:span text:style-name="T5">t</text:span>(1е6, <text:span text:style-name="T4">235, </text:span>4);</text:p>
            <text:p text:style-name="P3">соответствует вычислению удельного объема воды <text:span text:style-name="T1">v_уд</text:span> (<text:span text:style-name="T1">flag</text:span> равен 4) при давлении 1<text:span text:style-name="T7">·</text:span>10<text:span text:style-name="T2">6</text:span> <text:s/>Па (1 МПа) и температуре 235°С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3">P</text:span>;</text:p>
            <text:p text:style-name="P3"><text:span text:style-name="T1">12</text:span> – производная плотности по давлению при постоянном объёме (∂ρ/∂p)<text:span text:style-name="T3">V</text:span>;</text:p>
            <text:p text:style-name="P3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t</dc:title>
    <dc:date>2015-07-27T16:59:55.89</dc:date>
    <meta:generator>OpenOffice/4.1.1$Win32 OpenOffice.org_project/411m6$Build-9775</meta:generator>
    <meta:editing-duration>PT2H58M45S</meta:editing-duration>
    <meta:editing-cycles>71</meta:editing-cycles>
    <meta:document-statistic meta:table-count="1" meta:image-count="0" meta:object-count="0" meta:page-count="1" meta:paragraph-count="21" meta:word-count="147" meta:character-count="995"/>
    <dc:creator>Долгов Андрей</dc:creator>
  </office:meta>
</office:document-meta>
</file>